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4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informáticos</text:span><text:span text:style-name="T2"><text:line-break/></text:span><text:span text:style-name="T3">UD 06. Actividades no E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nida 06. Actividades no evaluables 02</text:span></text:p>
      <text:list xml:id="list172190667" text:style-name="WWNum4">
        <text:list-item>
          <text:p text:style-name="P31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22727866670509" text:continue-numbering="true" text:style-name="WWNum4">
        <text:list-item>
          <text:p text:style-name="P31"><text:bookmark text:name="_6fwqqdybz39n"/>Actividad 02</text:p>
        </text:list-item>
      </text:list>
      <text:p text:style-name="Standard"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22727348658015" text:continue-numbering="true" text:style-name="WWNum4">
        <text:list-item>
          <text:p text:style-name="P31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22727206942611" text:continue-numbering="true" text:style-name="WWNum4">
        <text:list-item>
          <text:p text:style-name="P31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831551141" text:style-name="WWNum1">
        <text:list-item>
          <text:p text:style-name="P21">Suponiendo que estás en C:\ejercicios\SER\ qué comando usarías para crear una carpeta llamada “practicas” en C:\ejercicios\SOR</text:p>
        </text:list-item>
        <text:list-item>
          <text:p text:style-name="P24">Suponiendo que estás en C:\ejercicios\SEC\, qué comando usarías para cambiarte al directorio C:\ejercicios\SOR</text:p>
        </text:list-item>
        <text:list-item>
          <text:p text:style-name="P24">Suponiendo que estás en C:\ejercicios\SOR\, qué comando usarías para ver el contenido del directorio “soluciones” que está dentro de C:\ejercicios\APR\</text:p>
        </text:list-item>
        <text:list-item>
          <text:p text:style-name="P24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4"><text:soft-page-break/>Suponiendo que estás en C:\ejercicios, qué comando usarías para ver el contenido del fichero de texto “ejercicio1.txt” qué está en C:\ejercicios\SOR\ejercicio1.txt</text:p>
        </text:list-item>
        <text:list-item>
          <text:p text:style-name="P24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4">Suponiendo que estás en C:\ejercicios\, qué comando usarías para copiar el archivo “ejercicio3.txt” que está en C:\ejercicios\SOR\ a E:\copiaseg\ejercicios\SOR\</text:p>
        </text:list-item>
        <text:list-item>
          <text:p text:style-name="P24">Suponiendo que estás en c:\ejercicios\, qué comando usarías para mover el archivo “ejercicio4.txt” que está en C:\ a C:\ejercicios\SOR\tema 4\</text:p>
        </text:list-item>
        <text:list-item>
          <text:p text:style-name="P24">Suponiendo que estás en C:\ejercicios\, qué comando usarías para cambiar el nombre al archivo “ejercicio5.txt” que está en esa misma carpeta a “ejcomandos.txt”</text:p>
        </text:list-item>
        <text:list-item>
          <text:p text:style-name="P26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22728435806112" text:continue-list="list22727206942611" text:style-name="WWNum4">
        <text:list-item>
          <text:p text:style-name="P31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3826158613" text:style-name="WWNum3">
        <text:list-item>
          <text:p text:style-name="P22">Situarse en el directorio raíz (unidad C, directorio“C:\”).</text:p>
        </text:list-item>
        <text:list-item>
          <text:p text:style-name="P25">Crear directorio “PRACTICA” desde el directorio Raíz.</text:p>
        </text:list-item>
        <text:list-item>
          <text:p text:style-name="P25">Cambia el directorio actual a “PRACTICA”.</text:p>
        </text:list-item>
        <text:list-item>
          <text:p text:style-name="P25">Crear el subdirectorio “DATOS” a partir del anterior.</text:p>
        </text:list-item>
        <text:list-item>
          <text:p text:style-name="P25">Cambiar el directorio actual a “DATOS”.</text:p>
        </text:list-item>
        <text:list-item>
          <text:p text:style-name="P25">Crear con el editor de textos "notepad" un fichero llamado “texto.txt” y que contenga vuestro nombre y apellidos.</text:p>
        </text:list-item>
        <text:list-item>
          <text:p text:style-name="P25">Copiar el fichero “texto.txt” al fichero “texto.bak”.</text:p>
        </text:list-item>
        <text:list-item>
          <text:p text:style-name="P25">Copiar el fichero “texto.txt” al fichero “texto.bas”.</text:p>
        </text:list-item>
        <text:list-item>
          <text:p text:style-name="P25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5">Crear el fichero “salida.txt” a partir de la salida redireccionada del mandato “DIR” anterior.</text:p>
        </text:list-item>
        <text:list-item>
          <text:p text:style-name="P25">Comprueba el contenido del fichero “salida.txt” utilizando el mandato “TYPE”.</text:p>
        </text:list-item>
        <text:list-item>
          <text:p text:style-name="P25">Renombra el fichero “salida.txt” por “salida.dat”.</text:p>
        </text:list-item>
        <text:list-item>
          <text:p text:style-name="P25">Utilizando “notepad” o similar, crea un fichero llamado “hora.txt” que contenga el valor “21:00:00”.</text:p>
        </text:list-item>
        <text:list-item>
          <text:p text:style-name="P25">Utilizando el redireccionamiento de entrada sobre el comando “TIME” y el fichero “hora.txt”, cambia la hora.</text:p>
        </text:list-item>
        <text:list-item>
          <text:p text:style-name="P25"><text:s/>Vuelve a dejar la hora correctamente.</text:p>
        </text:list-item>
        <text:list-item>
          <text:p text:style-name="P27">Crear el fichero “clasi.dat” cuyo contenido es el siguiente: (Muy importante el orden)</text:p>
        </text:list-item>
      </text:list>
      <text:p text:style-name="P29">1 Valencia CF</text:p>
      <text:p text:style-name="P29"><text:soft-page-break/>2 At. Madrid</text:p>
      <text:p text:style-name="P29">3 Villarreal CF</text:p>
      <text:p text:style-name="P29">4 FC Barcelona</text:p>
      <text:p text:style-name="P29">5 Real Madrid</text:p>
      <text:list xml:id="list22727856415367" text:continue-numbering="true" text:style-name="WWNum3">
        <text:list-item>
          <text:p text:style-name="P22">Desde el directorio “DATOS” (actual) y utilizando el mandato “X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5">Cambia al directorio “C:\DOCS\DATOS” utilizando la ruta absoluta sin pasar por el directorio Raíz.</text:p>
        </text:list-item>
        <text:list-item>
          <text:p text:style-name="P27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22727331737610" text:continue-list="list22728435806112" text:style-name="WWNum4">
        <text:list-item>
          <text:p text:style-name="P31"><text:bookmark text:name="_10z7y1e0ud48"/>Actividad 06</text:p>
        </text:list-item>
      </text:list>
      <text:p text:style-name="Standard">Desde la consola, usando el comando “schtasks”, programa las siguientes tareas: </text:p>
      <text:list xml:id="list3300839672" text:style-name="WWNum2">
        <text:list-item>
          <text:p text:style-name="P23">Borre el directorio “C:\Temp” una sola vez el día actual a las 22:00.</text:p>
        </text:list-item>
        <text:list-item>
          <text:p text:style-name="P28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6. Actividades no evaluables 02</text:span></text:p>
      </style:header>
      <style:footer>
        <text:p text:style-name="MP4"><text:span text:style-name="MT1">CFGS DAM/DAW<text:tab/><text:tab/>Unidad 06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7" meta:word-count="869" meta:character-count="5566" meta:non-whitespace-character-count="4790"/>
    <meta:generator>LibreOfficeDev/6.0.5.2$Linux_X86_64 LibreOffice_project/</meta:generator>
  </office:meta>
</office:document-meta>
</file>